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A0000011874AE6FAC9778EAE0.png" manifest:media-type="image/png"/>
  <manifest:file-entry manifest:full-path="Pictures/10000001000002EA000001C5F827590331E4BE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0.741cm" svg:width="17cm" svg:height="10.322cm" draw:z-index="0"><draw:image xlink:href="Pictures/10000001000002EA000001C5F827590331E4BEDE.png" xlink:type="simple" xlink:show="embed" xlink:actuate="onLoad" draw:mime-type="image/png"/></draw:frame><draw:frame draw:style-name="fr1" draw:name="Image2" text:anchor-type="char" svg:x="-0.185cm" svg:y="11.43cm" svg:width="17cm" svg:height="6.38cm" draw:z-index="1"><draw:image xlink:href="Pictures/10000001000002EA0000011874AE6FAC9778EA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6:06:14.794467382</meta:creation-date>
    <dc:date>2023-09-25T16:07:48.130275196</dc:date>
    <meta:editing-duration>PT1M3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